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2798" officeooo:paragraph-rsid="001c2798"/>
    </style:style>
    <style:style style:name="P2" style:family="paragraph" style:parent-style-name="Standard" style:list-style-name="L1">
      <style:text-properties officeooo:rsid="001c2798" officeooo:paragraph-rsid="001c2798"/>
    </style:style>
    <style:style style:name="P3" style:family="paragraph" style:parent-style-name="Standard">
      <style:text-properties officeooo:rsid="001c2798" officeooo:paragraph-rsid="001c2798"/>
    </style:style>
    <style:style style:name="P4" style:family="paragraph" style:parent-style-name="Standard" style:list-style-name="L1">
      <style:text-properties officeooo:rsid="001c7854" officeooo:paragraph-rsid="001c7854"/>
    </style:style>
    <style:style style:name="P5" style:family="paragraph" style:parent-style-name="Standard">
      <style:text-properties officeooo:rsid="001c7854" officeooo:paragraph-rsid="001c7854"/>
    </style:style>
    <style:style style:name="P6" style:family="paragraph" style:parent-style-name="Standard" style:list-style-name="L1">
      <style:text-properties officeooo:rsid="001d9aaa" officeooo:paragraph-rsid="001d9aaa"/>
    </style:style>
    <style:style style:name="T1" style:family="text">
      <style:text-properties officeooo:rsid="001c78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am LOB Mi2x G</text:h>
      <text:p text:style-name="P1"/>
      <text:p text:style-name="P1">Testfälle:</text:p>
      <text:list xml:id="list7590550804497628137" text:style-name="L1">
        <text:list-item>
          <text:p text:style-name="P2">funktional: Mehr als 4 Sensoren → funktioniert</text:p>
          <text:list>
            <text:list-item>
              <text:p text:style-name="P6">Wir haben mehr als 4 Sensoren gestartet und mit der Zentrale verbunden</text:p>
              <text:p text:style-name="P6"/>
            </text:list-item>
          </text:list>
        </text:list-item>
        <text:list-item>
          <text:p text:style-name="P2">funktional: Falsche UDP Reihenfolge/negative Werte → funktioniert (Wird abgefangen)</text:p>
          <text:list>
            <text:list-item>
              <text:p text:style-name="P6">Wir haben in unserem Quellcode entsprechende Bedingungen eingebaut, die geringere Paketnummern nicht als neustes makiert. </text:p>
              <text:p text:style-name="P6"/>
            </text:list-item>
          </text:list>
        </text:list-item>
        <text:list-item>
          <text:p text:style-name="P2">nicht funktional: Falsche Sensor &gt; Server Connection (falsche IP/Port) → <text:span text:style-name="T1">passiert nicht viel</text:span></text:p>
          <text:list>
            <text:list-item>
              <text:p text:style-name="P6">Bei einer Flaschen Verbindung geschieht nichts, der Sensor sendet zwar Daten aber diese komme nicht an und werden auch nicht von der Zentrale erfasst.</text:p>
              <text:p text:style-name="P6"/>
            </text:list-item>
          </text:list>
        </text:list-item>
        <text:list-item>
          <text:p text:style-name="P2">nicht funktional: Zentrale/Sensor aus → <text:span text:style-name="T1">passiert nichts</text:span></text:p>
          <text:list>
            <text:list-item>
              <text:p text:style-name="P6">Wenn ein Sensor aus ist, dann werden keine Daten bei der Zentrale erfasst</text:p>
            </text:list-item>
            <text:list-item>
              <text:p text:style-name="P6">Wenn die Zentrale aus ist, Senden die Sensoren ihre Daten zwar, die werden aber nicht verarbeitet.</text:p>
              <text:p text:style-name="P6"/>
            </text:list-item>
          </text:list>
        </text:list-item>
        <text:list-item>
          <text:p text:style-name="P4">nicht funktional: Sensor eines dritten (falsche UDP Message Syntax) → wird verworfen</text:p>
          <text:list>
            <text:list-item>
              <text:p text:style-name="P6">Wenn Sensoren anderer Gruppen, welche ihre UDP Message anders formatieren, an unsere Zentrale Daten senden, werden diese Daten verworfen.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10:50:00.045000000</meta:creation-date>
    <dc:date>2017-04-21T13:51:43.098000000</dc:date>
    <meta:editing-duration>PT31M54S</meta:editing-duration>
    <meta:editing-cycles>2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13" meta:word-count="163" meta:character-count="1057" meta:non-whitespace-character-count="917"/>
  </office:meta>
</office:document-meta>
</file>